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4">
            <text:p>24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0" office:value-type="string">
            <text:p>2023-02-06_23-49-59_000.mid</text:p>
          </table:table-cell>
          <table:table-cell table:style-name="ce26" office:value-type="string">
            <text:p>:in-mid / app=perfect-piano / 演奏、play / category=~,inst=~,for=~,genre=~,other=cctv.airplane.engine.breakthrough.mid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2];[.K2])" office:value-type="string" office:string-value="mid">
            <text:p>mid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2-12-26_01-36-00_000.mid</text:p>
          </table:table-cell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in-mid / app=perfect-piano / 演奏、play / id-2021-062X-X / category=~,inst=~,for=~,genre=~">
            <text:p>:in-mid / app=perfect-piano / 演奏、play / id-2021-062X-X / category=~,inst=~,for=~,genre=~</text:p>
          </table:table-cell>
          <table:table-cell table:style-name="ce10" table:formula="of:=RIGHT([.B3];[.K3])" office:value-type="string" office:string-value="mid">
            <text:p>mid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9">
            <text:p>19</text:p>
          </table:table-cell>
          <table:table-cell table:style-name="ce17" office:value-type="string">
            <text:p>2023-02-07_07-43-02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:PHOTO 起きた時刻 / 2023">
            <text:p>:m :PHOTO 起き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17" office:value-type="string">
            <text:p>2023-02-07_02-33-39_000.jpg</text:p>
          </table:table-cell>
          <table:table-cell table:style-name="ce26" office:value-type="string">
            <text:p>:m :PHOTO 寝た時刻 / 2023 / オナニー、未了、duration=30m時間ぐらい,other=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5]=&quot;&quot;;[.C7];CONCATENATE([.C7];&quot; / &quot;;[.E5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 office:value-type="string">
            <text:p>2023-02-06_21-17-18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17" office:value-type="string">
            <text:p>2023-02-07_00-51-55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7" office:value-type="string">
            <text:p>2023-02-07_00-52-01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6">
            <text:p>16</text:p>
          </table:table-cell>
          <table:table-cell table:style-name="ce17" office:value-type="string">
            <text:p>2023-02-07_00-52-20_000.jpg</text:p>
          </table:table-cell>
          <table:table-cell table:style-name="ce31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</text:p>
          </table:table-cell>
          <table:table-cell table:style-name="ce27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18" office:value-type="string">
            <text:p>2023-02-07_00-57-48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17" office:value-type="string">
            <text:p>2023-02-07_07-49-24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7" office:value-type="string">
            <text:p>2023-02-06_17-53-09_000.jpg</text:p>
          </table:table-cell>
          <table:table-cell table:style-name="ce27" office:value-type="string">
            <text:p>:m RES 1*1 / free# JVEMV6 83#_102:1 / 83. chemistry / topics=無機質,w=硫肝；硫酸カリウム；『舎密[せいみ開宗』,s=~,i=~,other=memo+:比較：カリウム、硫黄；memo+:硫化カリウム;memo+:硫酸カリウム,next=,doc=r-1-1~1.4:『化学雑話』:p.102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m RES 1*1 / free# JVEMV6 83#_102:1 / 83. chemistry / topics=無機質,w=硫肝；硫酸カリウム；『舎密[せいみ開宗』,s=~,i=~,other=memo+:比較：カリウム、硫黄；memo+:硫化カリウム;memo+:硫酸カリウム,next=,doc=r-1-1~1.4:『化学雑話』:p.102">
            <text:p>:m RES 1*1 / free# JVEMV6 83#_102:1 / 83. chemistry / topics=無機質,w=硫肝；硫酸カリウム；『舎密[せいみ開宗』,s=~,i=~,other=memo+:比較：カリウム、硫黄；memo+:硫化カリウム;memo+:硫酸カリウム,next=,doc=r-1-1~1.4:『化学雑話』:p.102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10" office:value-type="string">
            <text:p>2023-02-07_08-02-58_000.jpg</text:p>
          </table:table-cell>
          <table:table-cell table:style-name="ce26" office:value-type="string">
            <text:p>:m :th,mysl / topic=伝統音楽：日本 / content=youtubeに上がっているもの：ロシア：日本との比較：伝統、これから始める。一人で。,other=~ / lang=ja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m :th,mysl / topic=伝統音楽：日本 / content=youtubeに上がっているもの：ロシア：日本との比較：伝統、これから始める。一人で。,other=~ / lang=ja">
            <text:p>:m :th,mysl / topic=伝統音楽：日本 / content=youtubeに上がっているもの：ロシア：日本との比較：伝統、これから始める。一人で。,other=~ / lang=ja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17" office:value-type="string">
            <text:p>2023-02-07_09-32-34_000.jpg</text:p>
          </table:table-cell>
          <table:table-cell table:style-name="ce26" office:value-type="string">
            <text:p>:m #*# RES / JVEMV6 64#126.04_mooshi:万章上 / 『孟子』 著者=~,校注=~ / p.322 / w=,topic=~,other=sketch+:sk-id.JECT:戈[か～戟[げき～矛[ほこ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m #*# RES / JVEMV6 64#126.04_mooshi:万章上 / 『孟子』 著者=~,校注=~ / p.322 / w=,topic=~,other=sketch+:sk-id.JECT:戈[か～戟[げき～矛[ほこ">
            <text:p>:m #*# RES / JVEMV6 64#126.04_mooshi:万章上 / 『孟子』 著者=~,校注=~ / p.322 / w=,topic=~,other=sketch+:sk-id.JECT:戈[か～戟[げき～矛[ほこ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3">
            <text:p>23</text:p>
          </table:table-cell>
          <table:table-cell table:style-name="ce17" office:value-type="string">
            <text:p>2023-02-07_09-33-09_000.jpg</text:p>
          </table:table-cell>
          <table:table-cell table:style-name="ce26" office:value-type="string">
            <text:p>:m #*# / memo:other(m:other) / topic=習字, about=,other=,id=~,content=硫;黄;続;落;溶;液;燃;焼;構;造;武;器;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5]=&quot;&quot;;[.C15];CONCATENATE([.C15];&quot; / &quot;;[.E15]))" office:value-type="string" office:string-value=":m #*# / memo:other(m:other) / topic=習字, about=,other=,id=~,content=硫;黄;続;落;溶;液;燃;焼;構;造;武;器;">
            <text:p>:m #*# / memo:other(m:other) / topic=習字, about=,other=,id=~,content=硫;黄;続;落;溶;液;燃;焼;構;造;武;器;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4">
            <text:p>24</text:p>
          </table:table-cell>
          <table:table-cell table:style-name="ce17" office:value-type="string">
            <text:p>2023-02-07_11-25-46_000.jpg</text:p>
          </table:table-cell>
          <table:table-cell table:style-name="ce26" office:value-type="string">
            <text:p>:m 1*1 RES / JVEMV6 64#236_inui / 『脳科学からみる子どもの心の育ち』 著者=乾敏郎,校注=~ / p.174 / w=サッカード；,topic=~,publisher=~,other=memo+:サッカード;memo+:比較：ノルアドレナリン～セロトニン～アセチルコリン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6]=&quot;&quot;;[.C16];CONCATENATE([.C16];&quot; / &quot;;[.E16]))" office:value-type="string" office:string-value=":m 1*1 RES / JVEMV6 64#236_inui / 『脳科学からみる子どもの心の育ち』 著者=乾敏郎,校注=~ / p.174 / w=サッカード；,topic=~,publisher=~,other=memo+:サッカード;memo+:比較：ノルアドレナリン～セロトニン～アセチルコリン">
            <text:p>:m 1*1 RES / JVEMV6 64#236_inui / 『脳科学からみる子どもの心の育ち』 著者=乾敏郎,校注=~ / p.174 / w=サッカード；,topic=~,publisher=~,other=memo+:サッカード;memo+:比較：ノルアドレナリン～セロトニン～アセチルコリン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7" office:value-type="string">
            <text:p>2023-01-12_20-44-33_000.mid</text:p>
          </table:table-cell>
          <table:table-cell table:style-name="ce26" office:value-type="string">
            <text:p>:in-mid / app=perfect-piano / 演奏、play / category=~,inst=~,for=~,genre=~,other=cctv.airplane.engine.breakthrough.mid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string" office:string-value=":in-mid / app=perfect-piano / 演奏、play / category=~,inst=~,for=~,genre=~,other=cctv.airplane.engine.breakthrough.mid">
            <text:p>:in-mid / app=perfect-piano / 演奏、play / category=~,inst=~,for=~,genre=~,other=cctv.airplane.engine.breakthrough.mid</text:p>
          </table:table-cell>
          <table:table-cell table:style-name="ce10" table:formula="of:=RIGHT([.B17];[.K17])" office:value-type="string" office:string-value="mid">
            <text:p>mid</text:p>
          </table:table-cell>
          <table:table-cell table:style-name="ce52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8" office:value-type="string">
            <text:p>2023-01-14_07-31-15_000.mid</text:p>
          </table:table-cell>
          <table:table-cell table:style-name="ce26" office:value-type="string">
            <text:p>:in-mid / app=perfect-piano / 演奏、play / category=~,inst=~,for=~,genre=~,other=cctv.airplane.engine.breakthrough.mid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8]=&quot;&quot;;[.C18];CONCATENATE([.C18];&quot; / &quot;;[.E18]))" office:value-type="string" office:string-value=":in-mid / app=perfect-piano / 演奏、play / category=~,inst=~,for=~,genre=~,other=cctv.airplane.engine.breakthrough.mid">
            <text:p>:in-mid / app=perfect-piano / 演奏、play / category=~,inst=~,for=~,genre=~,other=cctv.airplane.engine.breakthrough.mid</text:p>
          </table:table-cell>
          <table:table-cell table:style-name="ce10" table:formula="of:=RIGHT([.B18];[.K18])" office:value-type="string" office:string-value="mid">
            <text:p>mid</text:p>
          </table:table-cell>
          <table:table-cell table:style-name="ce52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8" office:value-type="string">
            <text:p>2023-01-15_18-10-57_000.mid</text:p>
          </table:table-cell>
          <table:table-cell table:style-name="ce26" office:value-type="string">
            <text:p>:in-mid / app=perfect-piano / 演奏、play / category=~,inst=~,for=~,genre=~,other=cctv.airplane.engine.breakthrough.mid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string" office:string-value=":in-mid / app=perfect-piano / 演奏、play / category=~,inst=~,for=~,genre=~,other=cctv.airplane.engine.breakthrough.mid">
            <text:p>:in-mid / app=perfect-piano / 演奏、play / category=~,inst=~,for=~,genre=~,other=cctv.airplane.engine.breakthrough.mid</text:p>
          </table:table-cell>
          <table:table-cell table:style-name="ce10" table:formula="of:=RIGHT([.B19];[.K19])" office:value-type="string" office:string-value="mid">
            <text:p>mid</text:p>
          </table:table-cell>
          <table:table-cell table:style-name="ce52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7" office:value-type="string">
            <text:p>2023-01-24_01-07-18_000.mid</text:p>
          </table:table-cell>
          <table:table-cell table:style-name="ce26" office:value-type="string">
            <text:p>:in-mid / app=perfect-piano / 演奏、play / category=~,inst=~,for=~,genre=~,other=cctv.airplane.engine.breakthrough.mid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string" office:string-value=":in-mid / app=perfect-piano / 演奏、play / category=~,inst=~,for=~,genre=~,other=cctv.airplane.engine.breakthrough.mid">
            <text:p>:in-mid / app=perfect-piano / 演奏、play / category=~,inst=~,for=~,genre=~,other=cctv.airplane.engine.breakthrough.mid</text:p>
          </table:table-cell>
          <table:table-cell table:style-name="ce10" table:formula="of:=RIGHT([.B20];[.K20])" office:value-type="string" office:string-value="mid">
            <text:p>mid</text:p>
          </table:table-cell>
          <table:table-cell table:style-name="ce52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8" office:value-type="string">
            <text:p>2023-01-28_18-56-29_000.mid</text:p>
          </table:table-cell>
          <table:table-cell table:style-name="ce26" office:value-type="string">
            <text:p>:in-mid / app=perfect-piano / 演奏、play / category=~,inst=~,for=~,genre=~,other=cctv.airplane.engine.breakthrough.mid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1]=&quot;&quot;;[.C21];CONCATENATE([.C21];&quot; / &quot;;[.E21]))" office:value-type="string" office:string-value=":in-mid / app=perfect-piano / 演奏、play / category=~,inst=~,for=~,genre=~,other=cctv.airplane.engine.breakthrough.mid">
            <text:p>:in-mid / app=perfect-piano / 演奏、play / category=~,inst=~,for=~,genre=~,other=cctv.airplane.engine.breakthrough.mid</text:p>
          </table:table-cell>
          <table:table-cell table:style-name="ce10" table:formula="of:=RIGHT([.B21];[.K21])" office:value-type="string" office:string-value="mid">
            <text:p>mid</text:p>
          </table:table-cell>
          <table:table-cell table:style-name="ce52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7" office:value-type="string">
            <text:p>2023-01-28_23-26-07_000.mid</text:p>
          </table:table-cell>
          <table:table-cell table:style-name="ce26" office:value-type="string">
            <text:p>:in-mid / app=perfect-piano / 演奏、play / category=~,inst=~,for=~,genre=~,other=cctv.airplane.engine.breakthrough.mid</text:p>
          </table:table-cell>
          <table:table-cell table:style-name="ce27"/>
          <table:table-cell table:style-name="ce10"/>
          <table:table-cell table:style-name="ce10"/>
          <table:table-cell table:style-name="ce47" table:formula="of:=IF([.E22]=&quot;&quot;;[.C22];CONCATENATE([.C22];&quot; / &quot;;[.E22]))" office:value-type="string" office:string-value=":in-mid / app=perfect-piano / 演奏、play / category=~,inst=~,for=~,genre=~,other=cctv.airplane.engine.breakthrough.mid">
            <text:p>:in-mid / app=perfect-piano / 演奏、play / category=~,inst=~,for=~,genre=~,other=cctv.airplane.engine.breakthrough.mid</text:p>
          </table:table-cell>
          <table:table-cell table:style-name="ce10" table:formula="of:=RIGHT([.B22];[.K22])" office:value-type="string" office:string-value="mid">
            <text:p>mid</text:p>
          </table:table-cell>
          <table:table-cell table:style-name="ce52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 office:value-type="string">
            <text:p>2023-02-02_03-13-00_000.mid</text:p>
          </table:table-cell>
          <table:table-cell table:style-name="ce26" office:value-type="string">
            <text:p>:in-mid / app=perfect-piano / 演奏、play / category=~,inst=~,for=~,genre=~,other=cctv.airplane.engine.breakthrough.mid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23];[.K23])" office:value-type="string" office:string-value="mid">
            <text:p>mid</text:p>
          </table:table-cell>
          <table:table-cell table:style-name="ce52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7" office:value-type="string">
            <text:p>2023-02-03_13-21-41_000.mid</text:p>
          </table:table-cell>
          <table:table-cell table:style-name="ce26" office:value-type="string">
            <text:p>:in-mid / app=perfect-piano / 演奏、play / category=~,inst=~,for=~,genre=~,other=cctv.airplane.engine.breakthrough.mid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string" office:string-value=":in-mid / app=perfect-piano / 演奏、play / category=~,inst=~,for=~,genre=~,other=cctv.airplane.engine.breakthrough.mid">
            <text:p>:in-mid / app=perfect-piano / 演奏、play / category=~,inst=~,for=~,genre=~,other=cctv.airplane.engine.breakthrough.mid</text:p>
          </table:table-cell>
          <table:table-cell table:style-name="ce10" table:formula="of:=RIGHT([.B24];[.K24])" office:value-type="string" office:string-value="mid">
            <text:p>mid</text:p>
          </table:table-cell>
          <table:table-cell table:style-name="ce52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7" office:value-type="string">
            <text:p>2023-02-05_19-07-26_000.mid</text:p>
          </table:table-cell>
          <table:table-cell table:style-name="ce26" office:value-type="string">
            <text:p>:in-mid / app=perfect-piano / 演奏、play / category=~,inst=~,for=~,genre=~,other=cctv.airplane.engine.breakthrough.mid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5]=&quot;&quot;;[.C25];CONCATENATE([.C25];&quot; / &quot;;[.E25]))" office:value-type="string" office:string-value=":in-mid / app=perfect-piano / 演奏、play / category=~,inst=~,for=~,genre=~,other=cctv.airplane.engine.breakthrough.mid">
            <text:p>:in-mid / app=perfect-piano / 演奏、play / category=~,inst=~,for=~,genre=~,other=cctv.airplane.engine.breakthrough.mid</text:p>
          </table:table-cell>
          <table:table-cell table:style-name="ce10" table:formula="of:=RIGHT([.B25];[.K25])" office:value-type="string" office:string-value="mid">
            <text:p>mid</text:p>
          </table:table-cell>
          <table:table-cell table:style-name="ce52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24">
            <text:p>2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2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7">2023/02/07</text:date>, <text:time>12:24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07T12:24:22.54</dc:date>
    <dc:creator>iwabuchi ken</dc:creator>
    <meta:editing-duration>P53DT17H41M29S</meta:editing-duration>
    <meta:editing-cycles>17295</meta:editing-cycles>
    <meta:document-statistic meta:table-count="2" meta:cell-count="934" meta:object-count="0"/>
    <meta:user-defined meta:name="qrichtext">1</meta:user-defined>
  </office:meta>
</office:document-meta>
</file>